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48H27M00.496S" calcext:value-type="time">
            <text:p>548:27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3H56M19.709S" calcext:value-type="time">
            <text:p>03:56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36H27M45.19S" calcext:value-type="time">
            <text:p>36:2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07:49:44.9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4-08T11:51:51.371000000</dc:date>
    <dc:creator>Benjamin Laws</dc:creator>
    <meta:editing-duration>P23DT48M31S</meta:editing-duration>
    <meta:editing-cycles>614</meta:editing-cycles>
    <meta:generator>LibreOffice/7.2.6.2$Windows_X86_64 LibreOffice_project/b0ec3a565991f7569a5a7f5d24fed7f52653d754</meta:generator>
    <meta:document-statistic meta:table-count="2" meta:cell-count="797" meta:object-count="0"/>
  </office:meta>
</office:document-meta>
</file>